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ObjectEmptyMap1000Encode.ArrayObjectEmptyMap1000En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rayObjectEmptyMap1000Encode.execute( Codec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